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ítulo1" style:family="paragraph">
      <style:text-properties style:use-window-font-color="tru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Párrafodelista" style:family="paragraph">
      <style:text-properties fo:language="en" fo:country="US"/>
    </style:style>
    <style:style style:name="P8" style:parent-style-name="Párrafodelista" style:family="paragraph">
      <style:text-properties fo:language="en" fo:country="US"/>
    </style:style>
    <style:style style:name="P9" style:parent-style-name="Párrafodelista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font-style="italic" style:font-style-asian="italic" style:font-style-complex="italic" fo:language="en" fo:country="US"/>
    </style:style>
    <style:style style:name="P1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Título1" style:family="paragraph">
      <style:text-properties style:use-window-font-color="true"/>
    </style:style>
    <style:style style:name="P15" style:parent-style-name="Párrafodelista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language="en" fo:country="US"/>
    </style:style>
    <style:style style:name="P17" style:parent-style-name="Párrafodelista" style:family="paragraph">
      <style:text-properties fo:font-weight="bold" style:font-weight-asian="bold" style:font-weight-complex="bold" fo:language="en" fo:country="US"/>
    </style:style>
    <style:style style:name="P18" style:parent-style-name="Párrafodelista" style:family="paragraph">
      <style:text-properties fo:language="en" fo:country="US"/>
    </style:style>
    <style:style style:name="P19" style:parent-style-name="Párrafodelista" style:family="paragraph">
      <style:text-properties fo:language="en" fo:country="US"/>
    </style:style>
    <style:style style:name="P20" style:parent-style-name="Párrafodelista" style:family="paragraph">
      <style:text-properties fo:language="en" fo:country="US"/>
    </style:style>
    <style:style style:name="P21" style:parent-style-name="Párrafodelista" style:family="paragraph">
      <style:text-properties fo:language="en" fo:country="US"/>
    </style:style>
    <style:style style:name="P22" style:parent-style-name="Párrafodelista" style:family="paragraph">
      <style:text-properties fo:language="en" fo:country="US"/>
    </style:style>
    <style:style style:name="P23" style:parent-style-name="Párrafodelista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Fuentedepárrafopredeter." style:family="text">
      <style:text-properties fo:font-style="italic" style:font-style-asian="italic" style:font-style-complex="italic" fo:language="en" fo:country="US"/>
    </style:style>
  </office:automatic-styles>
  <office:body>
    <office:text text:use-soft-page-breaks="true">
      <text:p text:style-name="P1">Title: Quotes to Scrape</text:p>
      <text:h text:style-name="P2" text:outline-level="1">About Dataset</text:h>
      <text:p text:style-name="P3"/>
      <text:p text:style-name="P4">Context:</text:p>
      <text:p text:style-name="P5">This dataset contains quotes of famous people which are tagged depending of the quote.</text:p>
      <text:p text:style-name="P6">Content:</text:p>
      <text:list text:style-name="LFO2" text:continue-numbering="true">
        <text:list-item>
          <text:p text:style-name="P7">There are 10 quotes<text:s/>of<text:s/>first<text:s/>page.<text:s/></text:p>
        </text:list-item>
        <text:list-item>
          <text:p text:style-name="P8">Name of the author</text:p>
        </text:list-item>
        <text:list-item>
          <text:p text:style-name="P9">Also has some tags relationated with the quote to classify them</text:p>
        </text:list-item>
      </text:list>
      <text:p text:style-name="P10"/>
      <text:p text:style-name="P11">Creation date. 08/05/2023</text:p>
      <text:p text:style-name="P12"/>
      <text:p text:style-name="P13"/>
      <text:p text:style-name="Título">Title: Comunio - Wikipedia, la enciclopedia libre</text:p>
      <text:p text:style-name="Normal"/>
      <text:h text:style-name="P14" text:outline-level="1">About Dataset</text:h>
      <text:p text:style-name="Normal"/>
      <text:list text:style-name="LFO3" text:continue-numbering="true">
        <text:list-item>
          <text:p text:style-name="P15">Context:</text:p>
        </text:list-item>
      </text:list>
      <text:p text:style-name="P16">This dataset cointains information about<text:s/>the popular football game Comunio from Wikipedia</text:p>
      <text:list text:style-name="LFO3" text:continue-numbering="true">
        <text:list-item>
          <text:p text:style-name="P17">Content:</text:p>
        </text:list-item>
      </text:list>
      <text:list text:style-name="LFO2" text:continue-numbering="true">
        <text:list-item>
          <text:p text:style-name="P18">Abstract of a little introduction of the game.<text:s/></text:p>
        </text:list-item>
        <text:list-item>
          <text:p text:style-name="P19">4 Section:</text:p>
        </text:list-item>
      </text:list>
      <text:list text:style-name="LFO1" text:continue-numbering="true">
        <text:list-item>
          <text:p text:style-name="P20">History</text:p>
        </text:list-item>
        <text:list-item>
          <text:p text:style-name="P21">Game Rules</text:p>
        </text:list-item>
        <text:list-item>
          <text:p text:style-name="P22">Aditional services</text:p>
        </text:list-item>
        <text:list-item>
          <text:p text:style-name="P23">Similar games based of this game</text:p>
        </text:list-item>
      </text:list>
      <text:p text:style-name="P24"/>
      <text:p text:style-name="Normal"><text:span text:style-name="T25">Creation date. 08/05/202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rja Garcia</meta:initial-creator>
    <dc:creator>Borja Garcia</dc:creator>
    <meta:creation-date>2023-05-08T19:36:00Z</meta:creation-date>
    <dc:date>2023-05-08T20:05:00Z</dc:date>
    <meta:template xlink:href="Normal.dotm" xlink:type="simple"/>
    <meta:editing-cycles>1</meta:editing-cycles>
    <meta:editing-duration>PT1740S</meta:editing-duration>
    <meta:document-statistic meta:page-count="1" meta:paragraph-count="1" meta:word-count="95" meta:character-count="622" meta:row-count="4" meta:non-whitespace-character-count="528"/>
  </office:meta>
</office:document-meta>
</file>